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46.57mm"/>
    </style:style>
    <style:style style:name="co2" style:family="table-column">
      <style:table-column-properties fo:break-before="auto" style:column-width="21.08mm"/>
    </style:style>
    <style:style style:name="co3" style:family="table-column">
      <style:table-column-properties fo:break-before="auto" style:column-width="26.11mm"/>
    </style:style>
    <style:style style:name="co4" style:family="table-column">
      <style:table-column-properties fo:break-before="auto" style:column-width="22.93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2" table:number-columns-repeated="1020" table:default-cell-style-name="Default"/>
        <table:table-row table:style-name="ro1">
          <table:table-cell table:style-name="Default" office:value-type="string" calcext:value-type="string">
            <text:p>Region</text:p>
          </table:table-cell>
          <table:table-cell office:value-type="string" calcext:value-type="string">
            <text:p>HDI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Cases per 1k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office:value-type="float" office:value="0.761" calcext:value-type="float">
            <text:p>0.761</text:p>
          </table:table-cell>
          <table:table-cell office:value-type="float" office:value="204450649" calcext:value-type="float">
            <text:p>204450649</text:p>
          </table:table-cell>
          <table:table-cell office:value-type="float" office:value="1067500" calcext:value-type="float">
            <text:p>1067500</text:p>
          </table:table-cell>
          <table:table-cell table:number-matrix-columns-spanned="1" table:number-matrix-rows-spanned="28" table:formula="of:=[.D2:.D29] / [.C2:.C29] * 1000" office:value-type="float" office:value="5.22130893309123" calcext:value-type="float">
            <text:p>5.2213089330912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cre</text:p>
          </table:table-cell>
          <table:table-cell office:value-type="float" office:value="0.716" calcext:value-type="float">
            <text:p>0.716</text:p>
          </table:table-cell>
          <table:table-cell office:value-type="float" office:value="803513" calcext:value-type="float">
            <text:p>803513</text:p>
          </table:table-cell>
          <table:table-cell office:value-type="float" office:value="11263" calcext:value-type="float">
            <text:p>11263</text:p>
          </table:table-cell>
          <table:table-cell office:value-type="float" office:value="14.0171969837451" calcext:value-type="float">
            <text:p>14.017196983745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lagoas</text:p>
          </table:table-cell>
          <table:table-cell office:value-type="float" office:value="0.719" calcext:value-type="float">
            <text:p>0.719</text:p>
          </table:table-cell>
          <table:table-cell office:value-type="float" office:value="3340932" calcext:value-type="float">
            <text:p>3340932</text:p>
          </table:table-cell>
          <table:table-cell office:value-type="float" office:value="27698" calcext:value-type="float">
            <text:p>27698</text:p>
          </table:table-cell>
          <table:table-cell office:value-type="float" office:value="8.29050097397972" calcext:value-type="float">
            <text:p>8.2905009739797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mapa</text:p>
          </table:table-cell>
          <table:table-cell office:value-type="float" office:value="0.748" calcext:value-type="float">
            <text:p>0.748</text:p>
          </table:table-cell>
          <table:table-cell office:value-type="float" office:value="766679" calcext:value-type="float">
            <text:p>766679</text:p>
          </table:table-cell>
          <table:table-cell office:value-type="float" office:value="21574" calcext:value-type="float">
            <text:p>21574</text:p>
          </table:table-cell>
          <table:table-cell office:value-type="float" office:value="28.1395473203257" calcext:value-type="float">
            <text:p>28.139547320325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mazonas</text:p>
          </table:table-cell>
          <table:table-cell office:value-type="float" office:value="0.737" calcext:value-type="float">
            <text:p>0.737</text:p>
          </table:table-cell>
          <table:table-cell office:value-type="float" office:value="3938336" calcext:value-type="float">
            <text:p>3938336</text:p>
          </table:table-cell>
          <table:table-cell office:value-type="float" office:value="62902" calcext:value-type="float">
            <text:p>62902</text:p>
          </table:table-cell>
          <table:table-cell office:value-type="float" office:value="15.9717200360762" calcext:value-type="float">
            <text:p>15.971720036076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hia</text:p>
          </table:table-cell>
          <table:table-cell office:value-type="float" office:value="0.735" calcext:value-type="float">
            <text:p>0.735</text:p>
          </table:table-cell>
          <table:table-cell office:value-type="float" office:value="15203934" calcext:value-type="float">
            <text:p>15203934</text:p>
          </table:table-cell>
          <table:table-cell office:value-type="float" office:value="45304" calcext:value-type="float">
            <text:p>45304</text:p>
          </table:table-cell>
          <table:table-cell office:value-type="float" office:value="2.97975510811873" calcext:value-type="float">
            <text:p>2.9797551081187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eara</text:p>
          </table:table-cell>
          <table:table-cell office:value-type="float" office:value="0.734" calcext:value-type="float">
            <text:p>0.734</text:p>
          </table:table-cell>
          <table:table-cell office:value-type="float" office:value="8904459" calcext:value-type="float">
            <text:p>8904459</text:p>
          </table:table-cell>
          <table:table-cell office:value-type="float" office:value="92156" calcext:value-type="float">
            <text:p>92156</text:p>
          </table:table-cell>
          <table:table-cell office:value-type="float" office:value="10.3494215650833" calcext:value-type="float">
            <text:p>10.349421565083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Distrito Federal</text:p>
          </table:table-cell>
          <table:table-cell office:value-type="float" office:value="0.822" calcext:value-type="float">
            <text:p>0.822</text:p>
          </table:table-cell>
          <table:table-cell office:value-type="float" office:value="2914830" calcext:value-type="float">
            <text:p>2914830</text:p>
          </table:table-cell>
          <table:table-cell office:value-type="float" office:value="32238" calcext:value-type="float">
            <text:p>32238</text:p>
          </table:table-cell>
          <table:table-cell office:value-type="float" office:value="11.059993207151" calcext:value-type="float">
            <text:p>11.05999320715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Espirito Santo</text:p>
          </table:table-cell>
          <table:table-cell office:value-type="float" office:value="0.764" calcext:value-type="float">
            <text:p>0.764</text:p>
          </table:table-cell>
          <table:table-cell office:value-type="float" office:value="3929911" calcext:value-type="float">
            <text:p>3929911</text:p>
          </table:table-cell>
          <table:table-cell office:value-type="float" office:value="34216" calcext:value-type="float">
            <text:p>34216</text:p>
          </table:table-cell>
          <table:table-cell office:value-type="float" office:value="8.70655849458169" calcext:value-type="float">
            <text:p>8.7065584945816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Goias</text:p>
          </table:table-cell>
          <table:table-cell office:value-type="float" office:value="0.768" calcext:value-type="float">
            <text:p>0.768</text:p>
          </table:table-cell>
          <table:table-cell office:value-type="float" office:value="6610681" calcext:value-type="float">
            <text:p>6610681</text:p>
          </table:table-cell>
          <table:table-cell office:value-type="float" office:value="14880" calcext:value-type="float">
            <text:p>14880</text:p>
          </table:table-cell>
          <table:table-cell office:value-type="float" office:value="2.25090274360539" calcext:value-type="float">
            <text:p>2.2509027436053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aranhao</text:p>
          </table:table-cell>
          <table:table-cell office:value-type="float" office:value="0.706" calcext:value-type="float">
            <text:p>0.706</text:p>
          </table:table-cell>
          <table:table-cell office:value-type="float" office:value="6904241" calcext:value-type="float">
            <text:p>6904241</text:p>
          </table:table-cell>
          <table:table-cell office:value-type="float" office:value="69673" calcext:value-type="float">
            <text:p>69673</text:p>
          </table:table-cell>
          <table:table-cell office:value-type="float" office:value="10.0913337179279" calcext:value-type="float">
            <text:p>10.091333717927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ato Grosso</text:p>
          </table:table-cell>
          <table:table-cell office:value-type="float" office:value="0.758" calcext:value-type="float">
            <text:p>0.758</text:p>
          </table:table-cell>
          <table:table-cell office:value-type="float" office:value="3265486" calcext:value-type="float">
            <text:p>3265486</text:p>
          </table:table-cell>
          <table:table-cell office:value-type="float" office:value="8962" calcext:value-type="float">
            <text:p>8962</text:p>
          </table:table-cell>
          <table:table-cell office:value-type="float" office:value="2.74446131448734" calcext:value-type="float">
            <text:p>2.7444613144873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ato Grosso do Sul</text:p>
          </table:table-cell>
          <table:table-cell office:value-type="float" office:value="0.764" calcext:value-type="float">
            <text:p>0.764</text:p>
          </table:table-cell>
          <table:table-cell office:value-type="float" office:value="2651235" calcext:value-type="float">
            <text:p>2651235</text:p>
          </table:table-cell>
          <table:table-cell office:value-type="float" office:value="4990" calcext:value-type="float">
            <text:p>4990</text:p>
          </table:table-cell>
          <table:table-cell office:value-type="float" office:value="1.88214171885932" calcext:value-type="float">
            <text:p>1.8821417188593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inas Gerais</text:p>
          </table:table-cell>
          <table:table-cell office:value-type="float" office:value="0.761" calcext:value-type="float">
            <text:p>0.761</text:p>
          </table:table-cell>
          <table:table-cell office:value-type="float" office:value="20869101" calcext:value-type="float">
            <text:p>20869101</text:p>
          </table:table-cell>
          <table:table-cell office:value-type="float" office:value="27305" calcext:value-type="float">
            <text:p>27305</text:p>
          </table:table-cell>
          <table:table-cell office:value-type="float" office:value="1.30839368691541" calcext:value-type="float">
            <text:p>1.3083936869154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ara</text:p>
          </table:table-cell>
          <table:table-cell office:value-type="float" office:value="0.719" calcext:value-type="float">
            <text:p>0.719</text:p>
          </table:table-cell>
          <table:table-cell office:value-type="float" office:value="8175113" calcext:value-type="float">
            <text:p>8175113</text:p>
          </table:table-cell>
          <table:table-cell office:value-type="float" office:value="82881" calcext:value-type="float">
            <text:p>82881</text:p>
          </table:table-cell>
          <table:table-cell office:value-type="float" office:value="10.1382084871487" calcext:value-type="float">
            <text:p>10.138208487148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araiba</text:p>
          </table:table-cell>
          <table:table-cell office:value-type="float" office:value="0.736" calcext:value-type="float">
            <text:p>0.736</text:p>
          </table:table-cell>
          <table:table-cell office:value-type="float" office:value="3972202" calcext:value-type="float">
            <text:p>3972202</text:p>
          </table:table-cell>
          <table:table-cell office:value-type="float" office:value="36521" calcext:value-type="float">
            <text:p>36521</text:p>
          </table:table-cell>
          <table:table-cell office:value-type="float" office:value="9.19414470865278" calcext:value-type="float">
            <text:p>9.1941447086527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arana</text:p>
          </table:table-cell>
          <table:table-cell office:value-type="float" office:value="0.77" calcext:value-type="float">
            <text:p>0.77</text:p>
          </table:table-cell>
          <table:table-cell office:value-type="float" office:value="11163018" calcext:value-type="float">
            <text:p>11163018</text:p>
          </table:table-cell>
          <table:table-cell office:value-type="float" office:value="13662" calcext:value-type="float">
            <text:p>13662</text:p>
          </table:table-cell>
          <table:table-cell office:value-type="float" office:value="1.22386257909823" calcext:value-type="float">
            <text:p>1.2238625790982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ernambuco</text:p>
          </table:table-cell>
          <table:table-cell office:value-type="float" office:value="0.737" calcext:value-type="float">
            <text:p>0.737</text:p>
          </table:table-cell>
          <table:table-cell office:value-type="float" office:value="9345173" calcext:value-type="float">
            <text:p>9345173</text:p>
          </table:table-cell>
          <table:table-cell office:value-type="float" office:value="51118" calcext:value-type="float">
            <text:p>51118</text:p>
          </table:table-cell>
          <table:table-cell office:value-type="float" office:value="5.46998969414477" calcext:value-type="float">
            <text:p>5.4699896941447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iaui</text:p>
          </table:table-cell>
          <table:table-cell office:value-type="float" office:value="0.716" calcext:value-type="float">
            <text:p>0.716</text:p>
          </table:table-cell>
          <table:table-cell office:value-type="float" office:value="3204028" calcext:value-type="float">
            <text:p>3204028</text:p>
          </table:table-cell>
          <table:table-cell office:value-type="float" office:value="13813" calcext:value-type="float">
            <text:p>13813</text:p>
          </table:table-cell>
          <table:table-cell office:value-type="float" office:value="4.31113585773907" calcext:value-type="float">
            <text:p>4.3111358577390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io de Janeiro</text:p>
          </table:table-cell>
          <table:table-cell office:value-type="float" office:value="0.79" calcext:value-type="float">
            <text:p>0.79</text:p>
          </table:table-cell>
          <table:table-cell office:value-type="float" office:value="16550024" calcext:value-type="float">
            <text:p>16550024</text:p>
          </table:table-cell>
          <table:table-cell office:value-type="float" office:value="95537" calcext:value-type="float">
            <text:p>95537</text:p>
          </table:table-cell>
          <table:table-cell office:value-type="float" office:value="5.7726200276205" calcext:value-type="float">
            <text:p>5.772620027620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io Grande do Norte</text:p>
          </table:table-cell>
          <table:table-cell office:value-type="float" office:value="0.751" calcext:value-type="float">
            <text:p>0.751</text:p>
          </table:table-cell>
          <table:table-cell office:value-type="float" office:value="3442175" calcext:value-type="float">
            <text:p>3442175</text:p>
          </table:table-cell>
          <table:table-cell office:value-type="float" office:value="19206" calcext:value-type="float">
            <text:p>19206</text:p>
          </table:table-cell>
          <table:table-cell office:value-type="float" office:value="5.57961172804985" calcext:value-type="float">
            <text:p>5.5796117280498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io Grande do Sul</text:p>
          </table:table-cell>
          <table:table-cell office:value-type="float" office:value="0.776" calcext:value-type="float">
            <text:p>0.776</text:p>
          </table:table-cell>
          <table:table-cell office:value-type="float" office:value="11247972" calcext:value-type="float">
            <text:p>11247972</text:p>
          </table:table-cell>
          <table:table-cell office:value-type="float" office:value="19138" calcext:value-type="float">
            <text:p>19138</text:p>
          </table:table-cell>
          <table:table-cell office:value-type="float" office:value="1.70146227248788" calcext:value-type="float">
            <text:p>1.7014622724878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ondonia</text:p>
          </table:table-cell>
          <table:table-cell office:value-type="float" office:value="0.734" calcext:value-type="float">
            <text:p>0.734</text:p>
          </table:table-cell>
          <table:table-cell office:value-type="float" office:value="1768204" calcext:value-type="float">
            <text:p>1768204</text:p>
          </table:table-cell>
          <table:table-cell office:value-type="float" office:value="14952" calcext:value-type="float">
            <text:p>14952</text:p>
          </table:table-cell>
          <table:table-cell office:value-type="float" office:value="8.45603787798241" calcext:value-type="float">
            <text:p>8.4560378779824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oraima</text:p>
          </table:table-cell>
          <table:table-cell office:value-type="float" office:value="0.762" calcext:value-type="float">
            <text:p>0.762</text:p>
          </table:table-cell>
          <table:table-cell office:value-type="float" office:value="505665" calcext:value-type="float">
            <text:p>505665</text:p>
          </table:table-cell>
          <table:table-cell office:value-type="float" office:value="8037" calcext:value-type="float">
            <text:p>8037</text:p>
          </table:table-cell>
          <table:table-cell office:value-type="float" office:value="15.8939218652665" calcext:value-type="float">
            <text:p>15.89392186526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anta Catarina</text:p>
          </table:table-cell>
          <table:table-cell office:value-type="float" office:value="0.776" calcext:value-type="float">
            <text:p>0.776</text:p>
          </table:table-cell>
          <table:table-cell office:value-type="float" office:value="6819190" calcext:value-type="float">
            <text:p>6819190</text:p>
          </table:table-cell>
          <table:table-cell office:value-type="float" office:value="17108" calcext:value-type="float">
            <text:p>17108</text:p>
          </table:table-cell>
          <table:table-cell office:value-type="float" office:value="2.50880236509028" calcext:value-type="float">
            <text:p>2.5088023650902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ao Paulo</text:p>
          </table:table-cell>
          <table:table-cell office:value-type="float" office:value="0.786" calcext:value-type="float">
            <text:p>0.786</text:p>
          </table:table-cell>
          <table:table-cell office:value-type="float" office:value="44396484" calcext:value-type="float">
            <text:p>44396484</text:p>
          </table:table-cell>
          <table:table-cell office:value-type="float" office:value="215793" calcext:value-type="float">
            <text:p>215793</text:p>
          </table:table-cell>
          <table:table-cell office:value-type="float" office:value="4.86058760869442" calcext:value-type="float">
            <text:p>4.8605876086944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ergipe</text:p>
          </table:table-cell>
          <table:table-cell office:value-type="float" office:value="0.747" calcext:value-type="float">
            <text:p>0.747</text:p>
          </table:table-cell>
          <table:table-cell office:value-type="float" office:value="2242937" calcext:value-type="float">
            <text:p>2242937</text:p>
          </table:table-cell>
          <table:table-cell office:value-type="float" office:value="18449" calcext:value-type="float">
            <text:p>18449</text:p>
          </table:table-cell>
          <table:table-cell office:value-type="float" office:value="8.22537592451326" calcext:value-type="float">
            <text:p>8.2253759245132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ocantins</text:p>
          </table:table-cell>
          <table:table-cell office:value-type="float" office:value="0.749" calcext:value-type="float">
            <text:p>0.749</text:p>
          </table:table-cell>
          <table:table-cell office:value-type="float" office:value="1515126" calcext:value-type="float">
            <text:p>1515126</text:p>
          </table:table-cell>
          <table:table-cell office:value-type="float" office:value="8203" calcext:value-type="float">
            <text:p>8203</text:p>
          </table:table-cell>
          <table:table-cell office:value-type="float" office:value="5.41407117295855" calcext:value-type="float">
            <text:p>5.41407117295855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1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1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3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4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4P0"/>
    </number:number-style>
    <number:date-style style:name="N10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6" number:language="ja" number:country="JP">
      <number:day number:style="long"/>
      <number:text>-</number:text>
      <number:month number:textual="true"/>
    </number:date-style>
    <number:date-style style:name="N10117" number:language="ja" number:country="JP">
      <number:month number:textual="true"/>
      <number:text>-</number:text>
      <number:year/>
    </number:date-style>
    <number:time-style style:name="N10118" number:language="ja" number:country="JP">
      <number:hours/>
      <number:text>:</number:text>
      <number:minute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10122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currency-style>
    <number:currency-style style:name="N10122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currency-style>
    <number:currency-style style:name="N10123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currency-style>
    <number:currency-style style:name="N10124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currency-style>
    <number:currency-style style:name="N10125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27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28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29" number:language="ja" number:country="JP">
      <number:hours/>
      <number:text>時</number:text>
      <number:minutes number:style="long"/>
      <number:text>分</number:text>
    </number:time-style>
    <number:time-style style:name="N1013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1" number:language="ja" number:country="JP">
      <number:year number:style="long"/>
      <number:text>年</number:text>
      <number:month number:style="long"/>
      <number:text>月</number:text>
    </number:date-style>
    <number:date-style style:name="N10132" number:language="ja" number:country="JP">
      <number:month number:style="long"/>
      <number:text>月</number:text>
      <number:day number:style="long"/>
      <number:text>日</number:text>
    </number:date-style>
    <number:number-style style:name="N10133P0" style:volatile="true" number:language="ja" number:country="JP">
      <number:number number:decimal-places="0" loext:min-decimal-places="0" number:min-integer-digits="1" number:grouping="true"/>
    </number:number-style>
    <number:number-style style:name="N10133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3P0"/>
    </number:number-style>
    <number:number-style style:name="N10134P0" style:volatile="true" number:language="ja" number:country="JP">
      <number:number number:decimal-places="0" loext:min-decimal-places="0" number:min-integer-digits="1" number:grouping="true"/>
    </number:number-style>
    <number:number-style style:name="N10134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4P0"/>
    </number:number-style>
    <number:number-style style:name="N10135P0" style:volatile="true" number:language="ja" number:country="JP">
      <number:number number:decimal-places="2" loext:min-decimal-places="2" number:min-integer-digits="1" number:grouping="true"/>
    </number:number-style>
    <number:number-style style:name="N10135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5P0"/>
    </number:number-style>
    <number:number-style style:name="N10136P0" style:volatile="true" number:language="ja" number:country="JP">
      <number:number number:decimal-places="2" loext:min-decimal-places="2" number:min-integer-digits="1" number:grouping="true"/>
    </number:number-style>
    <number:number-style style:name="N10136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2" style:volatile="true" number:language="ja" number:country="JP">
      <loext:text> </loext:text>
      <loext:fill-character> </loext:fill-character>
      <number:text>- </number:text>
    </number:number-style>
    <number:text-style style:name="N10137" number:language="ja" number:country="JP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ja" number:country="JP">
      <loext:text> ¥</loext:text>
      <loext:fill-character> </loext:fill-character>
      <number:text>- </number:text>
    </number:number-style>
    <number:text-style style:name="N10138" number:language="ja" number:country="JP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ja" number:country="JP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ja" number:country="JP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JP" style:font-family-asian="'Noto Sans CJK JP'" style:font-family-generic-asian="system" style:font-pitch-asian="variable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20-06-21T04:20:18</meta:creation-date>
    <dc:date>2020-06-20T21:46:34.154880498</dc:date>
    <dc:title>Untitled Spreadsheet</dc:title>
    <meta:generator>LibreOffice/6.0.7.3$Linux_X86_64 LibreOffice_project/00m0$Build-3</meta:generator>
    <meta:editing-duration>PT2M33S</meta:editing-duration>
    <meta:editing-cycles>1</meta:editing-cycles>
    <meta:document-statistic meta:table-count="1" meta:cell-count="145" meta:object-count="0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